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dddddd" fo:border="0.74pt solid #000000"/>
    </style:style>
    <style:style style:name="ce57" style:family="table-cell" style:parent-style-name="Default">
      <style:table-cell-properties fo:background-color="#000000" fo:border="0.74pt solid #0000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table:style-name="ce77"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table:style-name="ce77"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ozel bitler</text:p>
          </table:table-cell>
          <table:table-cell table:style-name="ce1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11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11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1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11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11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1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11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ce11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table:style-name="ce77"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11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1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table:style-name="ce77"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table:style-name="ce77"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table:style-name="ce77"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table:style-name="ce77"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table:style-name="ce77"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table:style-name="ce77"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table:style-name="ce77"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4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4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4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table:style-name="ce77"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4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4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table:style-name="ce77"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4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4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table:style-name="ce77"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45" table:formula="of:=DEC2BIN([.L54])" office:value-type="string" office:string-value="111" calcext:value-type="string">
            <text:p>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4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table:style-name="ce77"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4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4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table:style-name="ce77"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4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4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table:style-name="ce18"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45" table:formula="of:=DEC2BIN([.L60])" office:value-type="string" office:string-value="1101" calcext:value-type="string">
            <text:p>1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sayi) setFlag()</text:p>
          </table:table-cell>
          <table:table-cell table:style-name="ce77" office:value-type="string" calcext:value-type="string">
            <text:p>CMP rx,sayi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45" table:formula="of:=DEC2BIN([.L61])" office:value-type="string" office:string-value="1110" calcext:value-type="string">
            <text:p>1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45" table:formula="of:=DEC2BIN([.L62])" office:value-type="string" office:string-value="1111" calcext:value-type="string">
            <text:p>1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table:style-name="ce77"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4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4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table:style-name="ce77"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4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repeated="10"/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4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9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4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4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4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4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30"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table:style-name="ce30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4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30"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4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30" office:value-type="string" calcext:value-type="string">
            <text:p>0000_0101</text:p>
          </table:table-cell>
          <table:table-cell table:style-name="ce24" office:value-type="string" calcext:value-type="string">
            <text:p>1110_0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4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table:style-name="ce14" office:value-type="string" calcext:value-type="string">
            <text:p>111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4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11"/>
          <table:table-cell table:style-name="ce75" table:number-columns-repeated="9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4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NE</text:p>
          </table:table-cell>
          <table:table-cell office:value-type="string" calcext:value-type="string">
            <text:p>A != B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30" office:value-type="string" calcext:value-type="string">
            <text:p>0000_0110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4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E</text:p>
          </table:table-cell>
          <table:table-cell office:value-type="string" calcext:value-type="string">
            <text:p>A == B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repeated="6"/>
          <table:table-cell table:style-name="ce80"/>
          <table:table-cell table:style-name="ce12" table:number-columns-repeated="3"/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4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T</text:p>
          </table:table-cell>
          <table:table-cell office:value-type="string" calcext:value-type="string">
            <text:p>A &gt; B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1" table:number-rows-spanned="14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4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LT</text:p>
          </table:table-cell>
          <table:table-cell office:value-type="string" calcext:value-type="string">
            <text:p>A &lt; B</text:p>
          </table:table-cell>
          <table:table-cell table:number-columns-repeated="4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45" table:formula="of:=DEC2BIN([.L79])" office:value-type="string" office:string-value="100000" calcext:value-type="string">
            <text:p>10000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NE</text:p>
          </table:table-cell>
          <table:table-cell table:style-name="ce73" office:value-type="string" calcext:value-type="string">
            <text:p>if(a != b) pc = adr</text:p>
          </table:table-cell>
          <table:table-cell table:style-name="ce77" office:value-type="string" calcext:value-type="string">
            <text:p>JNE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45" table:formula="of:=DEC2BIN([.L80])" office:value-type="string" office:string-value="100001" calcext:value-type="string">
            <text:p>10000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45" table:formula="of:=DEC2BIN([.L81])" office:value-type="string" office:string-value="100010" calcext:value-type="string">
            <text:p>100010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E</text:p>
          </table:table-cell>
          <table:table-cell table:style-name="ce73" office:value-type="string" calcext:value-type="string">
            <text:p>if (a == b)</text:p>
          </table:table-cell>
          <table:table-cell table:style-name="ce77" office:value-type="string" calcext:value-type="string">
            <text:p>JE</text:p>
          </table:table-cell>
          <table:table-cell office:value-type="string" calcext:value-type="string">
            <text:p>0001_11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45" table:formula="of:=DEC2BIN([.L82])" office:value-type="string" office:string-value="100011" calcext:value-type="string">
            <text:p>1000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45" table:formula="of:=DEC2BIN([.L83])" office:value-type="string" office:string-value="100100" calcext:value-type="string">
            <text:p>1001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GT</text:p>
          </table:table-cell>
          <table:table-cell table:style-name="ce73" office:value-type="string" calcext:value-type="string">
            <text:p>İf ( a &gt; b)</text:p>
          </table:table-cell>
          <table:table-cell table:style-name="ce77" office:value-type="string" calcext:value-type="string">
            <text:p>JGT</text:p>
          </table:table-cell>
          <table:table-cell office:value-type="string" calcext:value-type="string">
            <text:p>0001_11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45" table:formula="of:=DEC2BIN([.L84])" office:value-type="string" office:string-value="100101" calcext:value-type="string">
            <text:p>100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45" table:formula="of:=DEC2BIN([.L85])" office:value-type="string" office:string-value="100110" calcext:value-type="string">
            <text:p>100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office:value-type="string" calcext:value-type="string">
            <text:p>JLT</text:p>
          </table:table-cell>
          <table:table-cell table:style-name="ce73" office:value-type="string" calcext:value-type="string">
            <text:p>İf ( a &lt; b)</text:p>
          </table:table-cell>
          <table:table-cell table:style-name="ce77" office:value-type="string" calcext:value-type="string">
            <text:p>JLT</text:p>
          </table:table-cell>
          <table:table-cell office:value-type="string" calcext:value-type="string">
            <text:p>0001_11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45" table:formula="of:=DEC2BIN([.L86])" office:value-type="string" office:string-value="100111" calcext:value-type="string">
            <text:p>100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45" table:formula="of:=DEC2BIN([.L87])" office:value-type="string" office:string-value="101000" calcext:value-type="string">
            <text:p>1010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45" table:formula="of:=DEC2BIN([.L88])" office:value-type="string" office:string-value="101001" calcext:value-type="string">
            <text:p>1010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45" table:formula="of:=DEC2BIN([.L89])" office:value-type="string" office:string-value="101010" calcext:value-type="string">
            <text:p>1010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4"/>
          <table:table-cell table:style-name="ce73" table:number-columns-repeated="2"/>
          <table:table-cell/>
          <table:table-cell office:value-type="string" calcext:value-type="string">
            <text:p>0010_00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4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4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4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style-name="ce73" table:number-columns-repeated="2"/>
          <table:table-cell/>
          <table:table-cell office:value-type="string" calcext:value-type="string">
            <text:p>0010_00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4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9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4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4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4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4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4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4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4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4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4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4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4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4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4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4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4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4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4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4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4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4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57"/>
        <table:table-column table:style-name="co19" table:number-columns-repeated="5" table:default-cell-style-name="ce56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56"/>
          <table:table-cell table:style-name="ce57" table:number-columns-repeated="3"/>
          <table:table-cell table:number-columns-repeated="4"/>
          <table:table-cell table:style-name="ce62" office:value-type="string" calcext:value-type="string">
            <text:p><text:span text:style-name="T1">00_0[00_00]</text:span>(0000_00)</text:p>
          </table:table-cell>
          <table:table-cell table:style-name="ce12" office:value-type="string" calcext:value-type="string">
            <text:p><text:span text:style-name="T1">00_1[00_00]</text:span>(0000_01)</text:p>
          </table:table-cell>
          <table:table-cell table:style-name="ce12" office:value-type="string" calcext:value-type="string">
            <text:p><text:span text:style-name="T1">00_1[00_00]</text:span>(0000_10)</text:p>
          </table:table-cell>
          <table:table-cell table:style-name="ce12" office:value-type="string" calcext:value-type="string">
            <text:p><text:span text:style-name="T1">00_1[00_00]</text:span>(0000_11)</text:p>
          </table:table-cell>
          <table:table-cell table:style-name="ce62" office:value-type="string" calcext:value-type="string">
            <text:p><text:span text:style-name="T1">00_0[00_00]</text:span>(0001_00)</text:p>
          </table:table-cell>
          <table:table-cell table:style-name="ce62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01]</text:span>(0000_00)</text:p>
          </table:table-cell>
          <table:table-cell table:style-name="ce62" office:value-type="string" calcext:value-type="string">
            <text:p><text:span text:style-name="T1">00_0[00_01]</text:span>(0000_01)</text:p>
          </table:table-cell>
          <table:table-cell table:style-name="ce62" office:value-type="string" calcext:value-type="string">
            <text:p><text:span text:style-name="T1">00_0[00_01]</text:span>(0000_10)</text:p>
          </table:table-cell>
          <table:table-cell table:style-name="ce62" office:value-type="string" calcext:value-type="string">
            <text:p><text:span text:style-name="T1">00_0[00_01]</text:span>(0000_11)</text:p>
          </table:table-cell>
          <table:table-cell table:style-name="ce12" office:value-type="string" calcext:value-type="string">
            <text:p><text:span text:style-name="T1">00_1[00_01]</text:span>(0001_00)</text:p>
          </table:table-cell>
          <table:table-cell table:style-name="ce62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57" table:number-columns-repeated="4"/>
          <table:table-cell table:number-columns-repeated="3"/>
          <table:table-cell table:style-name="ce12" office:value-type="string" calcext:value-type="string">
            <text:p><text:span text:style-name="T1">00_1[00_10]</text:span>(0000_00)</text:p>
          </table:table-cell>
          <table:table-cell table:style-name="ce12" office:value-type="string" calcext:value-type="string">
            <text:p><text:span text:style-name="T1">00_1[00_10]</text:span>(0000_01)</text:p>
          </table:table-cell>
          <table:table-cell table:style-name="ce12" office:value-type="string" calcext:value-type="string">
            <text:p><text:span text:style-name="T1">00_1[00_10]</text:span>(0000_10)</text:p>
          </table:table-cell>
          <table:table-cell table:style-name="ce12" office:value-type="string" calcext:value-type="string">
            <text:p><text:span text:style-name="T1">00_1[00_10]</text:span>(0000_11)</text:p>
          </table:table-cell>
          <table:table-cell table:style-name="ce12" office:value-type="string" calcext:value-type="string">
            <text:p><text:span text:style-name="T1">00_1[00_10]</text:span>(0001_00)</text:p>
          </table:table-cell>
          <table:table-cell table:style-name="ce62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11]</text:span>(0000_00)</text:p>
          </table:table-cell>
          <table:table-cell table:style-name="ce62" office:value-type="string" calcext:value-type="string">
            <text:p><text:span text:style-name="T1">00_0[00_11]</text:span>(0000_01)</text:p>
          </table:table-cell>
          <table:table-cell table:style-name="ce62" office:value-type="string" calcext:value-type="string">
            <text:p><text:span text:style-name="T1">00_0[00_11]</text:span>(0000_10)</text:p>
          </table:table-cell>
          <table:table-cell table:style-name="ce62" office:value-type="string" calcext:value-type="string">
            <text:p><text:span text:style-name="T1">00_0[00_11]</text:span>(0000_11)</text:p>
          </table:table-cell>
          <table:table-cell table:style-name="ce12" office:value-type="string" calcext:value-type="string">
            <text:p><text:span text:style-name="T1">00_1[00_11]</text:span>(0001_00)</text:p>
          </table:table-cell>
          <table:table-cell table:style-name="ce62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1_00]</text:span>(0000_00)</text:p>
          </table:table-cell>
          <table:table-cell table:style-name="ce62" office:value-type="string" calcext:value-type="string">
            <text:p><text:span text:style-name="T1">00_0[01_00]</text:span>(0000_01)</text:p>
          </table:table-cell>
          <table:table-cell table:style-name="ce62" office:value-type="string" calcext:value-type="string">
            <text:p><text:span text:style-name="T1">00_0[01_00]</text:span>(0000_10)</text:p>
          </table:table-cell>
          <table:table-cell table:style-name="ce62" office:value-type="string" calcext:value-type="string">
            <text:p><text:span text:style-name="T1">00_0[01_00]</text:span>(0000_11)</text:p>
          </table:table-cell>
          <table:table-cell table:style-name="ce12" office:value-type="string" calcext:value-type="string">
            <text:p><text:span text:style-name="T1">00_1[01_00]</text:span>(0001_00)</text:p>
          </table:table-cell>
          <table:table-cell table:style-name="ce62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56"/>
          <table:table-cell table:number-columns-repeated="7"/>
          <table:table-cell table:style-name="ce62" office:value-type="string" calcext:value-type="string">
            <text:p><text:span text:style-name="T1">00_0[01_01]</text:span>(0000_00)</text:p>
          </table:table-cell>
          <table:table-cell table:style-name="ce62" office:value-type="string" calcext:value-type="string">
            <text:p><text:span text:style-name="T1">00_0[01_01]</text:span>(0000_01)</text:p>
          </table:table-cell>
          <table:table-cell table:style-name="ce62" office:value-type="string" calcext:value-type="string">
            <text:p><text:span text:style-name="T1">00_0[01_01]</text:span>(0000_10)</text:p>
          </table:table-cell>
          <table:table-cell table:style-name="ce62" office:value-type="string" calcext:value-type="string">
            <text:p><text:span text:style-name="T1">00_0[01_01]</text:span>(0000_11)</text:p>
          </table:table-cell>
          <table:table-cell table:style-name="ce62" office:value-type="string" calcext:value-type="string">
            <text:p><text:span text:style-name="T1">00_0[01_01]</text:span>(0001_00)</text:p>
          </table:table-cell>
          <table:table-cell table:style-name="ce62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 office:value-type="string" calcext:value-type="string">
            <text:p>0x04C0</text:p>
          </table:table-cell>
          <table:table-cell table:style-name="ce30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ce56"/>
          <table:table-cell table:style-name="ce57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4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4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2"/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57"/>
        <table:table-column table:style-name="co27" table:number-columns-repeated="5" table:default-cell-style-name="ce63"/>
        <table:table-column table:style-name="co27" table:default-cell-style-name="Default"/>
        <table:table-column table:style-name="co27" table:default-cell-style-name="ce63"/>
        <table:table-column table:style-name="co1" table:default-cell-style-name="Default"/>
        <table:table-column table:style-name="co1" table:default-cell-style-name="ce4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3"/>
          <table:table-cell table:style-name="ce57" table:number-columns-repeated="5"/>
          <table:table-cell table:style-name="ce63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57" table:number-columns-repeated="2"/>
          <table:table-cell table:style-name="ce63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16:40:15.2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6-01-04T17:07:32.090000000</dc:date>
    <meta:editing-duration>P4DT8H40M1S</meta:editing-duration>
    <meta:editing-cycles>85</meta:editing-cycles>
    <meta:generator>LibreOffice/24.2.4.2$Windows_X86_64 LibreOffice_project/51a6219feb6075d9a4c46691dcfe0cd9c4fff3c2</meta:generator>
    <meta:document-statistic meta:table-count="3" meta:cell-count="816" meta:object-count="0"/>
  </office:meta>
</office:document-meta>
</file>